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nlo" svg:font-family="Menlo, Monaco, Consolas, 'Liberation Mono', 'Courier New'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22222" style:font-name="monospace" fo:font-size="9.60000038146973pt" fo:letter-spacing="normal" fo:language="ru" fo:country="RU" fo:font-style="normal" fo:font-weight="normal" officeooo:rsid="0000e388" officeooo:paragraph-rsid="0000e388"/>
    </style:style>
    <style:style style:name="P2" style:family="paragraph" style:parent-style-name="Preformatted_20_Text">
      <style:paragraph-properties fo:margin-top="0cm" fo:margin-bottom="0.499cm" loext:contextual-spacing="false" fo:orphans="2" fo:widows="2" fo:padding-left="0.106cm" fo:padding-right="0cm" fo:padding-top="0.106cm" fo:padding-bottom="0.106cm" fo:border-left="0.06pt solid #cccccc" fo:border-right="none" fo:border-top="0.06pt solid #cccccc" fo:border-bottom="0.06pt solid #cccccc"/>
      <style:text-properties fo:font-variant="normal" fo:text-transform="none" fo:color="#222222" style:font-name="monospace" fo:font-size="9.60000038146973pt" fo:letter-spacing="normal" fo:font-style="normal" fo:font-weight="normal"/>
    </style:style>
    <style:style style:name="P3" style:family="paragraph" style:parent-style-name="Preformatted_20_Text">
      <style:paragraph-properties fo:orphans="2" fo:widows="2" fo:padding-left="0.106cm" fo:padding-right="0cm" fo:padding-top="0.106cm" fo:padding-bottom="0.106cm" fo:border-left="0.06pt solid #cccccc" fo:border-right="none" fo:border-top="0.06pt solid #cccccc" fo:border-bottom="0.06pt solid #cccccc"/>
      <style:text-properties fo:font-variant="normal" fo:text-transform="none" fo:color="#222222" style:font-name="monospace" fo:font-size="9.60000038146973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text-properties fo:language="ru" fo:country="RU" officeooo:rsid="0000e388" officeooo:paragraph-rsid="0000e388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0e388"/>
    </style:style>
    <style:style style:name="T3" style:family="text">
      <style:text-properties fo:font-variant="normal" fo:text-transform="none" fo:color="#282828" style:font-name="Menlo" fo:font-size="7.19999980926514pt" fo:letter-spacing="normal" fo:language="ru" fo:country="RU" fo:font-style="normal" fo:font-weight="normal" officeooo:rsid="0000e388"/>
    </style:style>
    <style:style style:name="T4" style:family="text">
      <style:text-properties fo:font-variant="normal" fo:text-transform="none" fo:color="#282828" style:font-name="Menlo" fo:font-size="7.19999980926514pt" fo:letter-spacing="normal" fo:language="en" fo:country="US" fo:font-style="normal" fo:font-weight="normal" officeooo:rsid="0000e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йти к консоль <text:span text:style-name="T1">openServer, </text:span>установить композер введя по очереди эти команды:</text:p>
      <text:p text:style-name="P1">php -r "copy('https://getcomposer.org/installer', 'composer-setup.php');"</text:p>
      <text:p text:style-name="P3">php -r "if (hash_file('sha384', 'composer-setup.php') === 'baf1608c33254d00611ac1705c1d9958c817a1a33bce370c0595974b342601bd80b92a3f46067da89e3b06bff421f182') { echo 'Installer verified'; } else { echo 'Installer corrupt'; unlink('composer-setup.php'); } echo PHP_EOL;"</text:p>
      <text:p text:style-name="P3">php composer-setup.php</text:p>
      <text:p text:style-name="P2">php -r "unlink('composer-setup.php');"</text:p>
      <text:p text:style-name="Text_20_body"><text:line-break/><text:span text:style-name="T2">далее установить ларавел введя эту команду</text:span></text:p>
      <text:p text:style-name="P4"><text:span text:style-name="T3">composer create-project --prefer-dist laravel/laravel</text:span><text:span text:style-name="T4"> laravel </text:span><text:span text:style-name="T3">"5.</text:span><text:span text:style-name="T4">8</text:span><text:span text:style-name="T3">.*"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enlo" svg:font-family="Menlo, Monaco, Consolas, 'Liberation Mono', 'Courier New'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01-02T09:55:41.973000000</dc:date>
    <meta:editing-duration>PT36M50S</meta:editing-duration>
    <meta:editing-cycles>1</meta:editing-cycles>
    <meta:document-statistic meta:table-count="0" meta:image-count="0" meta:object-count="0" meta:page-count="1" meta:paragraph-count="7" meta:word-count="54" meta:character-count="591" meta:non-whitespace-character-count="543"/>
  </office:meta>
</office:document-meta>
</file>